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P2" style:parent-style-name="內文" style:family="paragraph">
      <style:paragraph-properties fo:text-align="center"/>
    </style:style>
  </office:automatic-styles>
  <office:body>
    <office:text text:use-soft-page-breaks="true">
      <text:p text:style-name="P1">自我介紹</text:p>
      <text:p text:style-name="P2">大家好我叫黃士恩，台中人22歲，喜歡滑雪<text:s/>打高爾夫<text:s/>打壘球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</meta:initial-creator>
    <dc:creator>User</dc:creator>
    <meta:creation-date>2025-04-19T06:30:00Z</meta:creation-date>
    <dc:date>2025-04-19T06:34:00Z</dc:date>
    <meta:template xlink:href="Normal.dotm" xlink:type="simple"/>
    <meta:editing-cycles>2</meta:editing-cycles>
    <meta:editing-duration>PT240S</meta:editing-duration>
    <meta:document-statistic meta:page-count="1" meta:paragraph-count="1" meta:word-count="5" meta:character-count="35" meta:row-count="1" meta:non-whitespace-character-count="31"/>
  </office:meta>
</office:document-meta>
</file>